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8272in"/>
    </style:style>
    <style:style style:name="co19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 table:style-name="ce1" office:value-type="string">
            <text:p>treeWA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 table:style-name="ce1" office:value-type="string">
            <text:p>treeW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 table:style-name="ce1" office:value-type="string">
            <text:p>treeWD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 table:style-name="ce1" office:value-type="string">
            <text:p>treeA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 table:style-name="ce1" office:value-type="string">
            <text:p>tree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table:style-name="ce1" office:value-type="string">
            <text:p>treeD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 table:style-name="ce1" office:value-type="string">
            <text:p>treeSA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 table:style-name="ce1" office:value-type="string">
            <text:p>treeS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 table:style-name="ce1" office:value-type="string">
            <text:p>treeSD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caveTTop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table:style-name="ce1" office:value-type="string">
            <text:p>cave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 table:style-name="ce1" office:value-type="string">
            <text:p>caveTBottom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 table:style-name="ce1" office:value-type="string">
            <text:p>trapple0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 table:style-name="ce1" office:value-type="string">
            <text:p>trapple1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 table:style-name="ce1" office:value-type="string">
            <text:p>trbanana0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table:style-name="ce1" office:value-type="string">
            <text:p>trbanana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 table:style-name="ce1" office:value-type="string">
            <text:p>trgrapes0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 table:style-name="ce1" office:value-type="string">
            <text:p>trgrapes1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 table:style-name="ce1" office:value-type="string">
            <text:p>travocado0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 table:style-name="ce1" office:value-type="string">
            <text:p>travocado1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table:style-name="ce1" office:value-type="string">
            <text:p>trmango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 table:style-name="ce1" office:value-type="string">
            <text:p>trmango1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 table:style-name="ce1" office:value-type="string">
            <text:p>trlemon0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 table:style-name="ce1" office:value-type="string">
            <text:p>trlemon1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 table:style-name="ce1" office:value-type="string">
            <text:p>trapricot0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table:style-name="ce1" office:value-type="string">
            <text:p>trapricot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 table:style-name="ce1" office:value-type="string">
            <text:p>trkiwi0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 table:style-name="ce1" office:value-type="string">
            <text:p>trkiwi1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 office:value-type="string">
            <text:p>optTile</text:p>
          </table:table-cell>
          <table:table-cell table:style-name="ce1" office:value-type="string">
            <text:p>trcoconut0</text:p>
          </table:table-cell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office:value-type="string">
            <text:p>saffron0</text:p>
          </table:table-cell>
          <table:table-cell table:style-name="ce1" office:value-type="string">
            <text:p>saffron1</text:p>
          </table:table-cell>
          <table:table-cell table:style-name="ce1" office:value-type="string">
            <text:p>saffron2</text:p>
          </table:table-cell>
          <table:table-cell table:style-name="ce1" office:value-type="string">
            <text:p>butterflyL0</text:p>
          </table:table-cell>
          <table:table-cell table:style-name="ce1" office:value-type="string">
            <text:p>butterflyL1</text:p>
          </table:table-cell>
          <table:table-cell table:style-name="ce1" office:value-type="string">
            <text:p>butterflyRR0</text:p>
          </table:table-cell>
          <table:table-cell table:style-name="ce1" office:value-type="string">
            <text:p>butterflyRR1</text:p>
          </table:table-cell>
          <table:table-cell table:style-name="ce1" office:value-type="string">
            <text:p>beeL0</text:p>
          </table:table-cell>
          <table:table-cell table:style-name="ce1" office:value-type="string">
            <text:p>beeL1</text:p>
          </table:table-cell>
          <table:table-cell table:style-name="ce1" office:value-type="string">
            <text:p>beeRR0</text:p>
          </table:table-cell>
          <table:table-cell table:style-name="ce1" office:value-type="string">
            <text:p>beeRR1</text:p>
          </table:table-cell>
          <table:table-cell table:style-name="ce1" office:value-type="string">
            <text:p>saffron</text:p>
          </table:table-cell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 table:style-name="ce1" office:value-type="string">
            <text:p>trcoconut1</text:p>
          </table:table-cell>
          <table:table-cell/>
        </table:table-row>
        <table:table-row table:style-name="ro1">
          <table:table-cell table:style-name="ce1" office:value-type="string">
            <text:p>dodo0</text:p>
          </table:table-cell>
          <table:table-cell table:style-name="ce1" office:value-type="string">
            <text:p>dodo1</text:p>
          </table:table-cell>
          <table:table-cell table:style-name="ce1" office:value-type="string">
            <text:p>dodo2</text:p>
          </table:table-cell>
          <table:table-cell table:style-name="ce1" office:value-type="string">
            <text:p>dodo3</text:p>
          </table:table-cell>
          <table:table-cell table:style-name="ce1" office:value-type="string">
            <text:p>dodoFlyR0</text:p>
          </table:table-cell>
          <table:table-cell table:style-name="ce1" office:value-type="string">
            <text:p>dodoFlyR1</text:p>
          </table:table-cell>
          <table:table-cell table:style-name="ce1" table:number-columns-repeated="25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5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>
            <text:p>printer</text:p>
          </table:table-cell>
          <table:table-cell office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>
            <text:p>saffronseed</text:p>
          </table:table-cell>
          <table:table-cell office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>
            <text:p>cacaoseed</text:p>
          </table:table-cell>
          <table:table-cell office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>
            <text:p>soybeanseed</text:p>
          </table:table-cell>
          <table:table-cell office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>
            <text:p>trapple</text:p>
          </table:table-cell>
          <table:table-cell office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>
            <text:p>trapple2</text:p>
          </table:table-cell>
          <table:table-cell office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>
            <text:p>trbanana</text:p>
          </table:table-cell>
          <table:table-cell office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>
            <text:p>trbanana2</text:p>
          </table:table-cell>
          <table:table-cell office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>
            <text:p>trgrapes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trgrapes2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travocado</text:p>
          </table:table-cell>
          <table:table-cell office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>
            <text:p>travocado2</text:p>
          </table:table-cell>
          <table:table-cell office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>
            <text:p>trmango</text:p>
          </table:table-cell>
          <table:table-cell office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>
            <text:p>trmango2</text:p>
          </table:table-cell>
          <table:table-cell office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>
            <text:p>trlemon</text:p>
          </table:table-cell>
          <table:table-cell office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>
            <text:p>trlemon2</text:p>
          </table:table-cell>
          <table:table-cell office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>
            <text:p>trapricot</text:p>
          </table:table-cell>
          <table:table-cell office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>
            <text:p>trapricot2</text:p>
          </table:table-cell>
          <table:table-cell office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>
            <text:p>trkiwi</text:p>
          </table:table-cell>
          <table:table-cell office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>
            <text:p>trkiwi2</text:p>
          </table:table-cell>
          <table:table-cell office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>
            <text:p>trcoconut</text:p>
          </table:table-cell>
          <table:table-cell office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>
            <text:p>trcoconut2</text:p>
          </table:table-cell>
          <table:table-cell office:value-type="string">
            <text:p>coconut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9/29/2018</text:date>, <text:time>17:2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9-29T17:23:44.98</dc:date>
    <dc:creator>Seab Dinch</dc:creator>
    <meta:editing-duration>P17DT1H49M42S</meta:editing-duration>
    <meta:editing-cycles>212</meta:editing-cycles>
    <meta:generator>OpenOffice/4.1.2$Win32 OpenOffice.org_project/412m3$Build-9782</meta:generator>
    <meta:document-statistic meta:table-count="3" meta:cell-count="1144" meta:object-count="0"/>
  </office:meta>
</office:document-meta>
</file>